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time_a2_n0256" table:style-name="ta1">
        <table:shapes>
          <draw:frame draw:z-index="0" draw:style-name="gr1" draw:text-style-name="P1" svg:width="159.99mm" svg:height="89.99mm" svg:x="168.93mm" svg:y="72.45mm">
            <loext:p draw:notify-on-update-of-ranges="summary_time_a2_n0256.A4:summary_time_a2_n0256.A4 summary_time_a2_n0256.B4:summary_time_a2_n0256.H4 summary_time_a2_n0256.A5:summary_time_a2_n0256.A5 summary_time_a2_n0256.B5:summary_time_a2_n0256.H5 summary_time_a2_n0256.A6:summary_time_a2_n0256.A6 summary_time_a2_n0256.B6:summary_time_a2_n0256.H6 summary_time_a2_n0256.A7:summary_time_a2_n0256.A7 summary_time_a2_n0256.B7:summary_time_a2_n0256.H7 summary_time_a2_n0256.A8:summary_time_a2_n0256.A8 summary_time_a2_n0256.B8:summary_time_a2_n0256.H8 summary_time_a2_n0256.A9:summary_time_a2_n0256.A9 summary_time_a2_n0256.B9:summary_time_a2_n0256.H9 summary_time_a2_n0256.A10:summary_time_a2_n0256.A10 summary_time_a2_n0256.B10:summary_time_a2_n0256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TI</text:p>
          </table:table-cell>
          <table:table-cell office:value-type="string" calcext:value-type="string">
            <text:p>N^2=256^2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s\SimType</text:p>
          </table:table-cell>
          <table:table-cell office:value-type="string" calcext:value-type="string">
            <text:p>nr_spec_spec_agrid</text:p>
          </table:table-cell>
          <table:table-cell office:value-type="string" calcext:value-type="string">
            <text:p>rexi_par_m001024</text:p>
          </table:table-cell>
          <table:table-cell office:value-type="string" calcext:value-type="string">
            <text:p>rexi_m001024</text:p>
          </table:table-cell>
          <table:table-cell office:value-type="string" calcext:value-type="string">
            <text:p>rexi_par_m004096</text:p>
          </table:table-cell>
          <table:table-cell office:value-type="string" calcext:value-type="string">
            <text:p>rexi_m004096</text:p>
          </table:table-cell>
          <table:table-cell office:value-type="string" calcext:value-type="string">
            <text:p>rexi_par_m016384</text:p>
          </table:table-cell>
          <table:table-cell office:value-type="string" calcext:value-type="string">
            <text:p>rexi_m016384</text:p>
          </table:table-cell>
        </table:table-row>
        <table:table-row table:style-name="ro1">
          <table:table-cell office:value-type="string" calcext:value-type="string">
            <text:p>1 cores</text:p>
          </table:table-cell>
          <table:table-cell office:value-type="float" office:value="441.457967" calcext:value-type="float">
            <text:p>441.457967</text:p>
          </table:table-cell>
          <table:table-cell office:value-type="float" office:value="75.305531" calcext:value-type="float">
            <text:p>75.305531</text:p>
          </table:table-cell>
          <table:table-cell office:value-type="float" office:value="80.47895" calcext:value-type="float">
            <text:p>80.47895</text:p>
          </table:table-cell>
          <table:table-cell office:value-type="float" office:value="295.841554" calcext:value-type="float">
            <text:p>295.841554</text:p>
          </table:table-cell>
          <table:table-cell office:value-type="float" office:value="315.996206" calcext:value-type="float">
            <text:p>315.996206</text:p>
          </table:table-cell>
          <table:table-cell office:value-type="float" office:value="1187.760629" calcext:value-type="float">
            <text:p>1187.760629</text:p>
          </table:table-cell>
          <table:table-cell office:value-type="float" office:value="1267.109564" calcext:value-type="float">
            <text:p>1267.109564</text:p>
          </table:table-cell>
        </table:table-row>
        <table:table-row table:style-name="ro1">
          <table:table-cell office:value-type="string" calcext:value-type="string">
            <text:p>2 cores</text:p>
          </table:table-cell>
          <table:table-cell office:value-type="float" office:value="234.831204" calcext:value-type="float">
            <text:p>234.831204</text:p>
          </table:table-cell>
          <table:table-cell office:value-type="float" office:value="44.541675" calcext:value-type="float">
            <text:p>44.541675</text:p>
          </table:table-cell>
          <table:table-cell office:value-type="float" office:value="52.500628" calcext:value-type="float">
            <text:p>52.500628</text:p>
          </table:table-cell>
          <table:table-cell office:value-type="float" office:value="183.513727" calcext:value-type="float">
            <text:p>183.513727</text:p>
          </table:table-cell>
          <table:table-cell office:value-type="float" office:value="208.359374" calcext:value-type="float">
            <text:p>208.359374</text:p>
          </table:table-cell>
          <table:table-cell office:value-type="float" office:value="697.765235" calcext:value-type="float">
            <text:p>697.765235</text:p>
          </table:table-cell>
          <table:table-cell office:value-type="float" office:value="825.976511" calcext:value-type="float">
            <text:p>825.976511</text:p>
          </table:table-cell>
        </table:table-row>
        <table:table-row table:style-name="ro1">
          <table:table-cell office:value-type="string" calcext:value-type="string">
            <text:p>4 cores</text:p>
          </table:table-cell>
          <table:table-cell office:value-type="float" office:value="130.634818" calcext:value-type="float">
            <text:p>130.634818</text:p>
          </table:table-cell>
          <table:table-cell office:value-type="float" office:value="29.79983" calcext:value-type="float">
            <text:p>29.79983</text:p>
          </table:table-cell>
          <table:table-cell office:value-type="float" office:value="39.933067" calcext:value-type="float">
            <text:p>39.933067</text:p>
          </table:table-cell>
          <table:table-cell office:value-type="float" office:value="118.554693" calcext:value-type="float">
            <text:p>118.554693</text:p>
          </table:table-cell>
          <table:table-cell office:value-type="float" office:value="159.527123" calcext:value-type="float">
            <text:p>159.527123</text:p>
          </table:table-cell>
          <table:table-cell office:value-type="float" office:value="461.319772" calcext:value-type="float">
            <text:p>461.319772</text:p>
          </table:table-cell>
          <table:table-cell office:value-type="float" office:value="619.10727" calcext:value-type="float">
            <text:p>619.10727</text:p>
          </table:table-cell>
        </table:table-row>
        <table:table-row table:style-name="ro1">
          <table:table-cell office:value-type="string" calcext:value-type="string">
            <text:p>8 cores</text:p>
          </table:table-cell>
          <table:table-cell office:value-type="float" office:value="84.524207" calcext:value-type="float">
            <text:p>84.524207</text:p>
          </table:table-cell>
          <table:table-cell office:value-type="float" office:value="33.851621" calcext:value-type="float">
            <text:p>33.851621</text:p>
          </table:table-cell>
          <table:table-cell office:value-type="float" office:value="35.274004" calcext:value-type="float">
            <text:p>35.274004</text:p>
          </table:table-cell>
          <table:table-cell office:value-type="float" office:value="147.344197" calcext:value-type="float">
            <text:p>147.344197</text:p>
          </table:table-cell>
          <table:table-cell office:value-type="float" office:value="164.529357" calcext:value-type="float">
            <text:p>164.529357</text:p>
          </table:table-cell>
          <table:table-cell office:value-type="float" office:value="538.2899" calcext:value-type="float">
            <text:p>538.2899</text:p>
          </table:table-cell>
          <table:table-cell office:value-type="float" office:value="555.401536" calcext:value-type="float">
            <text:p>555.401536</text:p>
          </table:table-cell>
        </table:table-row>
        <table:table-row table:style-name="ro1">
          <table:table-cell office:value-type="string" calcext:value-type="string">
            <text:p>12 cores</text:p>
          </table:table-cell>
          <table:table-cell office:value-type="float" office:value="94.227636" calcext:value-type="float">
            <text:p>94.227636</text:p>
          </table:table-cell>
          <table:table-cell office:value-type="float" office:value="19.838952" calcext:value-type="float">
            <text:p>19.838952</text:p>
          </table:table-cell>
          <table:table-cell office:value-type="float" office:value="38.23874" calcext:value-type="float">
            <text:p>38.23874</text:p>
          </table:table-cell>
          <table:table-cell office:value-type="float" office:value="83.966552" calcext:value-type="float">
            <text:p>83.966552</text:p>
          </table:table-cell>
          <table:table-cell office:value-type="float" office:value="159.27718" calcext:value-type="float">
            <text:p>159.27718</text:p>
          </table:table-cell>
          <table:table-cell office:value-type="float" office:value="308.457365" calcext:value-type="float">
            <text:p>308.457365</text:p>
          </table:table-cell>
          <table:table-cell office:value-type="float" office:value="627.522557" calcext:value-type="float">
            <text:p>627.522557</text:p>
          </table:table-cell>
        </table:table-row>
        <table:table-row table:style-name="ro1">
          <table:table-cell office:value-type="string" calcext:value-type="string">
            <text:p>16 cores</text:p>
          </table:table-cell>
          <table:table-cell office:value-type="float" office:value="92.662299" calcext:value-type="float">
            <text:p>92.662299</text:p>
          </table:table-cell>
          <table:table-cell office:value-type="float" office:value="19.37205" calcext:value-type="float">
            <text:p>19.37205</text:p>
          </table:table-cell>
          <table:table-cell office:value-type="float" office:value="40.352053" calcext:value-type="float">
            <text:p>40.352053</text:p>
          </table:table-cell>
          <table:table-cell office:value-type="float" office:value="67.656074" calcext:value-type="float">
            <text:p>67.656074</text:p>
          </table:table-cell>
          <table:table-cell office:value-type="float" office:value="151.711392" calcext:value-type="float">
            <text:p>151.711392</text:p>
          </table:table-cell>
          <table:table-cell office:value-type="float" office:value="291.947029" calcext:value-type="float">
            <text:p>291.947029</text:p>
          </table:table-cell>
          <table:table-cell office:value-type="float" office:value="610.240952" calcext:value-type="float">
            <text:p>610.240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6T15:35:23.693520085</dc:date>
    <dc:creator>martin </dc:creator>
    <meta:editing-duration>PT3M32S</meta:editing-duration>
    <meta:editing-cycles>1</meta:editing-cycles>
    <meta:document-statistic meta:table-count="1" meta:cell-count="60" meta:object-count="1"/>
    <meta:generator>LibreOffice/5.0.1.2$Linux_X86_64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2.956cm" style:legend-expansion="high" chart:style-name="ch2"/>
        <chart:plot-area chart:style-name="ch3" table:cell-range-address="summary_time_a2_n0256.A4:summary_time_a2_n0256.H10" chart:data-source-has-labels="both" svg:x="0.32cm" svg:y="0.18cm" svg:width="13.282cm" svg:height="8.64cm">
          <chartooo:coordinate-region svg:x="1.312cm" svg:y="0.379cm" svg:width="12.079cm" svg:height="7.396cm"/>
          <chart:axis chart:dimension="x" chart:name="primary-x" chart:style-name="ch4" chartooo:axis-type="auto">
            <chartooo:date-scale/>
            <chart:categories table:cell-range-address="summary_time_a2_n0256.B4:summary_time_a2_n0256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_time_a2_n0256.B5:summary_time_a2_n0256.H5" chart:label-cell-address="summary_time_a2_n0256.A5:summary_time_a2_n0256.A5" chart:class="chart:bar">
            <chart:data-point chart:repeated="7"/>
          </chart:series>
          <chart:series chart:style-name="ch8" chart:values-cell-range-address="summary_time_a2_n0256.B6:summary_time_a2_n0256.H6" chart:label-cell-address="summary_time_a2_n0256.A6:summary_time_a2_n0256.A6" chart:class="chart:bar">
            <chart:data-point chart:repeated="7"/>
          </chart:series>
          <chart:series chart:style-name="ch9" chart:values-cell-range-address="summary_time_a2_n0256.B7:summary_time_a2_n0256.H7" chart:label-cell-address="summary_time_a2_n0256.A7:summary_time_a2_n0256.A7" chart:class="chart:bar">
            <chart:data-point chart:repeated="7"/>
          </chart:series>
          <chart:series chart:style-name="ch10" chart:values-cell-range-address="summary_time_a2_n0256.B8:summary_time_a2_n0256.H8" chart:label-cell-address="summary_time_a2_n0256.A8:summary_time_a2_n0256.A8" chart:class="chart:bar">
            <chart:data-point chart:repeated="7"/>
          </chart:series>
          <chart:series chart:style-name="ch11" chart:values-cell-range-address="summary_time_a2_n0256.B9:summary_time_a2_n0256.H9" chart:label-cell-address="summary_time_a2_n0256.A9:summary_time_a2_n0256.A9" chart:class="chart:bar">
            <chart:data-point chart:repeated="7"/>
          </chart:series>
          <chart:series chart:style-name="ch12" chart:values-cell-range-address="summary_time_a2_n0256.B10:summary_time_a2_n0256.H10" chart:label-cell-address="summary_time_a2_n0256.A10:summary_time_a2_n0256.A1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_spec_spec_agrid</text:p>
                <draw:g>
                  <svg:desc>summary_time_a2_n0256.B4:summary_time_a2_n0256.H4</svg:desc>
                </draw:g>
              </table:table-cell>
              <table:table-cell office:value-type="string">
                <text:p>rexi_par_m001024</text:p>
              </table:table-cell>
              <table:table-cell office:value-type="string">
                <text:p>rexi_m001024</text:p>
              </table:table-cell>
              <table:table-cell office:value-type="string">
                <text:p>rexi_par_m004096</text:p>
              </table:table-cell>
              <table:table-cell office:value-type="string">
                <text:p>rexi_m004096</text:p>
              </table:table-cell>
              <table:table-cell office:value-type="string">
                <text:p>rexi_par_m016384</text:p>
              </table:table-cell>
              <table:table-cell office:value-type="string">
                <text:p>rexi_m016384</text:p>
              </table:table-cell>
            </table:table-row>
          </table:table-header-rows>
          <table:table-rows>
            <table:table-row>
              <table:table-cell office:value-type="string">
                <text:p>1 cores</text:p>
                <draw:g>
                  <svg:desc>summary_time_a2_n0256.A5:summary_time_a2_n0256.A5</svg:desc>
                </draw:g>
              </table:table-cell>
              <table:table-cell office:value-type="float" office:value="441.457967">
                <text:p>441.457967</text:p>
                <draw:g>
                  <svg:desc>summary_time_a2_n0256.B5:summary_time_a2_n0256.H5</svg:desc>
                </draw:g>
              </table:table-cell>
              <table:table-cell office:value-type="float" office:value="75.305531">
                <text:p>75.305531</text:p>
              </table:table-cell>
              <table:table-cell office:value-type="float" office:value="80.47895">
                <text:p>80.47895</text:p>
              </table:table-cell>
              <table:table-cell office:value-type="float" office:value="295.841554">
                <text:p>295.841554</text:p>
              </table:table-cell>
              <table:table-cell office:value-type="float" office:value="315.996206">
                <text:p>315.996206</text:p>
              </table:table-cell>
              <table:table-cell office:value-type="float" office:value="1187.760629">
                <text:p>1187.760629</text:p>
              </table:table-cell>
              <table:table-cell office:value-type="float" office:value="1267.109564">
                <text:p>1267.109564</text:p>
              </table:table-cell>
            </table:table-row>
            <table:table-row>
              <table:table-cell office:value-type="string">
                <text:p>2 cores</text:p>
                <draw:g>
                  <svg:desc>summary_time_a2_n0256.A6:summary_time_a2_n0256.A6</svg:desc>
                </draw:g>
              </table:table-cell>
              <table:table-cell office:value-type="float" office:value="234.831204">
                <text:p>234.831204</text:p>
                <draw:g>
                  <svg:desc>summary_time_a2_n0256.B6:summary_time_a2_n0256.H6</svg:desc>
                </draw:g>
              </table:table-cell>
              <table:table-cell office:value-type="float" office:value="44.541675">
                <text:p>44.541675</text:p>
              </table:table-cell>
              <table:table-cell office:value-type="float" office:value="52.500628">
                <text:p>52.500628</text:p>
              </table:table-cell>
              <table:table-cell office:value-type="float" office:value="183.513727">
                <text:p>183.513727</text:p>
              </table:table-cell>
              <table:table-cell office:value-type="float" office:value="208.359374">
                <text:p>208.359374</text:p>
              </table:table-cell>
              <table:table-cell office:value-type="float" office:value="697.765235">
                <text:p>697.765235</text:p>
              </table:table-cell>
              <table:table-cell office:value-type="float" office:value="825.976511">
                <text:p>825.976511</text:p>
              </table:table-cell>
            </table:table-row>
            <table:table-row>
              <table:table-cell office:value-type="string">
                <text:p>4 cores</text:p>
                <draw:g>
                  <svg:desc>summary_time_a2_n0256.A7:summary_time_a2_n0256.A7</svg:desc>
                </draw:g>
              </table:table-cell>
              <table:table-cell office:value-type="float" office:value="130.634818">
                <text:p>130.634818</text:p>
                <draw:g>
                  <svg:desc>summary_time_a2_n0256.B7:summary_time_a2_n0256.H7</svg:desc>
                </draw:g>
              </table:table-cell>
              <table:table-cell office:value-type="float" office:value="29.79983">
                <text:p>29.79983</text:p>
              </table:table-cell>
              <table:table-cell office:value-type="float" office:value="39.933067">
                <text:p>39.933067</text:p>
              </table:table-cell>
              <table:table-cell office:value-type="float" office:value="118.554693">
                <text:p>118.554693</text:p>
              </table:table-cell>
              <table:table-cell office:value-type="float" office:value="159.527123">
                <text:p>159.527123</text:p>
              </table:table-cell>
              <table:table-cell office:value-type="float" office:value="461.319772">
                <text:p>461.319772</text:p>
              </table:table-cell>
              <table:table-cell office:value-type="float" office:value="619.10727">
                <text:p>619.10727</text:p>
              </table:table-cell>
            </table:table-row>
            <table:table-row>
              <table:table-cell office:value-type="string">
                <text:p>8 cores</text:p>
                <draw:g>
                  <svg:desc>summary_time_a2_n0256.A8:summary_time_a2_n0256.A8</svg:desc>
                </draw:g>
              </table:table-cell>
              <table:table-cell office:value-type="float" office:value="84.524207">
                <text:p>84.524207</text:p>
                <draw:g>
                  <svg:desc>summary_time_a2_n0256.B8:summary_time_a2_n0256.H8</svg:desc>
                </draw:g>
              </table:table-cell>
              <table:table-cell office:value-type="float" office:value="33.851621">
                <text:p>33.851621</text:p>
              </table:table-cell>
              <table:table-cell office:value-type="float" office:value="35.274004">
                <text:p>35.274004</text:p>
              </table:table-cell>
              <table:table-cell office:value-type="float" office:value="147.344197">
                <text:p>147.344197</text:p>
              </table:table-cell>
              <table:table-cell office:value-type="float" office:value="164.529357">
                <text:p>164.529357</text:p>
              </table:table-cell>
              <table:table-cell office:value-type="float" office:value="538.2899">
                <text:p>538.2899</text:p>
              </table:table-cell>
              <table:table-cell office:value-type="float" office:value="555.401536">
                <text:p>555.401536</text:p>
              </table:table-cell>
            </table:table-row>
            <table:table-row>
              <table:table-cell office:value-type="string">
                <text:p>12 cores</text:p>
                <draw:g>
                  <svg:desc>summary_time_a2_n0256.A9:summary_time_a2_n0256.A9</svg:desc>
                </draw:g>
              </table:table-cell>
              <table:table-cell office:value-type="float" office:value="94.227636">
                <text:p>94.227636</text:p>
                <draw:g>
                  <svg:desc>summary_time_a2_n0256.B9:summary_time_a2_n0256.H9</svg:desc>
                </draw:g>
              </table:table-cell>
              <table:table-cell office:value-type="float" office:value="19.838952">
                <text:p>19.838952</text:p>
              </table:table-cell>
              <table:table-cell office:value-type="float" office:value="38.23874">
                <text:p>38.23874</text:p>
              </table:table-cell>
              <table:table-cell office:value-type="float" office:value="83.966552">
                <text:p>83.966552</text:p>
              </table:table-cell>
              <table:table-cell office:value-type="float" office:value="159.27718">
                <text:p>159.27718</text:p>
              </table:table-cell>
              <table:table-cell office:value-type="float" office:value="308.457365">
                <text:p>308.457365</text:p>
              </table:table-cell>
              <table:table-cell office:value-type="float" office:value="627.522557">
                <text:p>627.522557</text:p>
              </table:table-cell>
            </table:table-row>
            <table:table-row>
              <table:table-cell office:value-type="string">
                <text:p>16 cores</text:p>
                <draw:g>
                  <svg:desc>summary_time_a2_n0256.A10:summary_time_a2_n0256.A10</svg:desc>
                </draw:g>
              </table:table-cell>
              <table:table-cell office:value-type="float" office:value="92.662299">
                <text:p>92.662299</text:p>
                <draw:g>
                  <svg:desc>summary_time_a2_n0256.B10:summary_time_a2_n0256.H10</svg:desc>
                </draw:g>
              </table:table-cell>
              <table:table-cell office:value-type="float" office:value="19.37205">
                <text:p>19.37205</text:p>
              </table:table-cell>
              <table:table-cell office:value-type="float" office:value="40.352053">
                <text:p>40.352053</text:p>
              </table:table-cell>
              <table:table-cell office:value-type="float" office:value="67.656074">
                <text:p>67.656074</text:p>
              </table:table-cell>
              <table:table-cell office:value-type="float" office:value="151.711392">
                <text:p>151.711392</text:p>
              </table:table-cell>
              <table:table-cell office:value-type="float" office:value="291.947029">
                <text:p>291.947029</text:p>
              </table:table-cell>
              <table:table-cell office:value-type="float" office:value="610.240952">
                <text:p>610.240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